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Mono" svg:font-family="'Roboto Mon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0in" fo:margin-right="0in" fo:margin-top="0.0417in" fo:margin-bottom="0.0417in" loext:contextual-spacing="false" fo:text-indent="0in" style:auto-text-indent="false" fo:padding="0in" fo:border="none"/>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text-line-through-style="none" style:text-line-through-type="none" style:font-name="Roboto Mono" fo:font-size="8.25pt" fo:letter-spacing="normal" fo:font-style="normal" style:text-underline-style="none" fo:font-weight="normal" style:text-blinking="false" loext:padding="0in" loext:border="none"/>
    </style:style>
    <style:style style:name="P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c9211e" style:text-line-through-style="none" style:text-line-through-type="none" style:font-name="Roboto Mono" fo:font-size="8.25pt" fo:letter-spacing="normal" fo:font-style="normal" style:text-underline-style="none" fo:font-weight="normal" style:text-blinking="false" loext:padding="0in" loext:border="none"/>
    </style:style>
    <style:style style:name="P4" style:family="paragraph" style:parent-style-name="Standard">
      <style:paragraph-properties fo:margin-left="0in" fo:margin-right="0in" fo:margin-top="0.0417in" fo:margin-bottom="0.0417in" loext:contextual-spacing="false" fo:text-indent="0in" style:auto-text-indent="false" fo:padding="0in" fo:border="none"/>
      <style:text-properties fo:font-variant="normal" fo:text-transform="none" style:text-line-through-style="none" style:text-line-through-type="none" style:font-name="Roboto Mono" fo:font-size="8.25pt" fo:letter-spacing="normal" fo:font-style="normal" style:text-underline-style="none" fo:font-weight="normal" style:text-blinking="false" loext:padding="0in" loext:border="none"/>
    </style:style>
    <style:style style:name="P5" style:family="paragraph" style:parent-style-name="Standard">
      <style:paragraph-properties fo:margin-left="0in" fo:margin-right="0in" fo:margin-top="0.0417in" fo:margin-bottom="0.0417in" loext:contextual-spacing="false" fo:text-indent="0in" style:auto-text-indent="false" fo:padding="0in" fo:border="none"/>
      <style:text-properties fo:font-variant="normal" fo:text-transform="none" fo:color="#c9211e" style:text-line-through-style="none" style:text-line-through-type="none" style:font-name="Roboto Mono" fo:font-size="8.25pt" fo:letter-spacing="normal" fo:font-style="normal" style:text-underline-style="none" fo:font-weight="normal" style:text-blinking="false"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ur founder, Amy Hutton, got tired of the</text:p>
      <text:p text:style-name="P4">usual processed and non organic dairy that is </text:p>
      <text:p text:style-name="P4">popular nowadays. After researching, she </text:p>
      <text:p text:style-name="P4">discovered so many new ways to make a healthy</text:p>
      <text:p text:style-name="P4">and eco friendly milk (that tastes equally as </text:p>
      <text:p text:style-name="P4">good too)! She knew a difference could be made </text:p>
      <text:p text:style-name="P4">and so she set out to make a change! Amy</text:p>
      <text:p text:style-name="P4">teamed up with some amazing designers and </text:p>
      <text:p text:style-name="P4">creators to help acheive their desired goal: </text:p>
      <text:p text:style-name="P4">a better drink for a better tomorrow!</text:p>
      <text:p text:style-name="P4"/>
      <text:p text:style-name="P5">Font family: Roboto Condensed</text:p>
      <text:p text:style-name="P3">Font style: Regular</text:p>
      <text:p text:style-name="P3">Font size: 30px</text:p>
      <text:p text:style-name="P2">Line height: 35px</text:p>
      <text:p text:style-name="P2">Line height: 100%</text:p>
      <text:p text:style-name="P3">Align: Left</text:p>
      <text:p text:style-name="P3">Vertical align: Top</text:p>
      <text:p text:style-name="P3">Letter spacing: 3%</text:p>
      <text:p text:style-name="P2">Paragraph spacing: 5px</text:p>
      <text:p text:style-name="P2"/>
      <text:p text:style-name="P2">The world today is filled with products that aren’t good for the environment, the animals that are involved, or even you! Our goal is to make a product that doesn’t make you compromise on taste or health. We strive to be the best milk on the market and the greatest for you and the environment. We want everyone that tries our products to be not only healthy... but happy!</text:p>
      <text:p text:style-name="P2"/>
      <text:p text:style-name="P2">Font family: Roboto Condensed</text:p>
      <text:p text:style-name="P2">Font style: Regular</text:p>
      <text:p text:style-name="P2">Font size: 30px</text:p>
      <text:p text:style-name="P2">Line height: 40px</text:p>
      <text:p text:style-name="P2">Line height: 114%</text:p>
      <text:p text:style-name="P2">Align: Left</text:p>
      <text:p text:style-name="P2">Vertical align: Top</text:p>
      <text:p text:style-name="P2">Letter spacing: 3%</text:p>
      <text:p text:style-name="P2">Paragraph spacing: 10px</text:p>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Mono" svg:font-family="'Roboto Mon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28T12:58:30.133000000</meta:creation-date>
    <dc:date>2022-10-28T13:01:48.169000000</dc:date>
    <meta:editing-duration>PT3M19S</meta:editing-duration>
    <meta:editing-cycles>1</meta:editing-cycles>
    <meta:document-statistic meta:table-count="0" meta:image-count="0" meta:object-count="0" meta:page-count="1" meta:paragraph-count="29" meta:word-count="201" meta:character-count="1137" meta:non-whitespace-character-count="959"/>
    <meta:generator>LibreOffice/6.4.2.2$Windows_X86_64 LibreOffice_project/4e471d8c02c9c90f512f7f9ead8875b57fcb1ec3</meta:generator>
  </office:meta>
</office:document-meta>
</file>